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XB Zar" fo:font-size="13pt" style:font-size-asian="13pt" style:font-name-complex="XB Zar" style:font-size-complex="13pt"/>
    </style:style>
    <style:style style:name="P2" style:family="paragraph" style:parent-style-name="Standard">
      <style:paragraph-properties fo:line-height="150%" fo:text-align="start" style:justify-single-word="false" style:writing-mode="rl-tb"/>
      <style:text-properties style:font-name="XB Zar" fo:font-size="13pt" style:font-size-asian="13pt" style:font-name-complex="XB Zar" style:font-size-complex="13pt"/>
    </style:style>
    <style:style style:name="P3" style:family="paragraph" style:parent-style-name="Standard">
      <style:paragraph-properties fo:line-height="150%" fo:text-align="justify" style:justify-single-word="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line-height="150%" fo:text-align="start" style:justify-single-word="false" style:writing-mode="lr-tb"/>
      <style:text-properties style:font-name="Linux Libertine G" fo:font-size="13pt" style:font-size-asian="13pt" style:font-name-complex="XB Zar"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سپاسگزاری</text:p>
      <text:p text:style-name="P1"/>
      <text:p text:style-name="P1">کتاب حاضر حاصل تلاش اشخاص بسیاری است که نگارنده را یاری رسانده‌اند. در ابتدا از تلاش‌های بی‌دریغ پدر و مادر عزیز و بزرگوارم سپاسگزارم که وجود سراسر مهرشان پشتوانه‌ی زندگی‌ام بوده است.</text:p>
      <text:p text:style-name="P1">همچنین در ویرایش این اثر از همدلی‌های دوست گرانقدرم، خانم زهرا میرزایی، بسیار بهره برده‌ام؛ امید است ایشان سپاس‌های فراوان نگارنده را پذیرا باشند. همچنین از اعضای محترم لاگِ کرج که دوستانی خوب و همفکرانی شایسته‌اند سپاسگزاری می‌کنم. در مشورت با ایشان بود که این کتاب، موضوع و محتوای آن شکل گرفت و به مرور زمان آنچه پیش رو دارید حاصل شد.</text:p>
      <text:p text:style-name="P1">به‌رغم تمام این تلاش‌ها مسئولیت خطاهای احتمالی راه‌یافته به این اثر برعهده‌ی نگارنده است. پیشاپیش از خوانندگان این کتاب سپاسگزارم و امیدوارم نویسنده را از نقص‌های موجود آگاه سازند. چرا که تیزبینی خوانندگان باعث بهبود این کتاب در چاپ‌های بعدی خواهد شد.</text:p>
      <text:p text:style-name="P2"/>
      <text:p text:style-name="P2"/>
      <text:p text:style-name="P2">مصطفی مرادیان</text:p>
      <text:p text:style-name="P2">مرداد ۱۳۹۰</text:p>
      <text:p text:style-name="P4">iiemanager@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Linux Libertine G" svg:font-family="'Linux Libertine G'" style:font-pitch="variable"/>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5:50:24</dc:date>
    <dc:creator>Mostafa Moradian</dc:creator>
    <meta:editing-duration>P1DT1H56M8S</meta:editing-duration>
    <meta:editing-cycles>360</meta:editing-cycles>
    <meta:generator>LibreOffice/3.3$Linux LibreOffice_project/330m19$Build-202</meta:generator>
    <meta:document-statistic meta:table-count="0" meta:image-count="0" meta:object-count="0" meta:page-count="1" meta:paragraph-count="7" meta:word-count="150" meta:character-count="822"/>
  </office:meta>
</office:document-meta>
</file>